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ime step 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Starting tim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mul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ivi</text:p>
          </table:table-cell>
          <table:table-cell/>
          <table:table-cell table:style-name="Default" office:value-type="string" calcext:value-type="string">
            <text:p>divi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1</text:p>
          </table:table-cell>
          <table:table-cell/>
          <table:table-cell table:style-name="Default" office:value-type="string" calcext:value-type="string">
            <text:p>W37_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109422929989416" calcext:value-type="float">
            <text:p>0.0001094229</text:p>
          </table:table-cell>
          <table:table-cell/>
          <table:table-cell office:value-type="float" office:value="0.0056323947816858" calcext:value-type="float">
            <text:p>0.0056323948</text:p>
          </table:table-cell>
          <table:table-cell table:number-columns-repeated="4"/>
        </table:table-row>
        <table:table-row table:style-name="ro1">
          <table:table-cell office:value-type="float" office:value="0.000548304628424516" calcext:value-type="float">
            <text:p>0.0005483046</text:p>
          </table:table-cell>
          <table:table-cell/>
          <table:table-cell office:value-type="float" office:value="0.0000514595228495697" calcext:value-type="float">
            <text:p>5.14595228495697E-005</text:p>
          </table:table-cell>
          <table:table-cell table:number-columns-repeated="4"/>
        </table:table-row>
        <table:table-row table:style-name="ro1">
          <table:table-cell office:value-type="float" office:value="0.000280101544442032" calcext:value-type="float">
            <text:p>0.0002801015</text:p>
          </table:table-cell>
          <table:table-cell/>
          <table:table-cell office:value-type="float" office:value="0.0211835936184613" calcext:value-type="float">
            <text:p>0.0211835936</text:p>
          </table:table-cell>
          <table:table-cell table:number-columns-repeated="4"/>
        </table:table-row>
        <table:table-row table:style-name="ro1">
          <table:table-cell office:value-type="float" office:value="-912086.276628491" calcext:value-type="float">
            <text:p>-912086.276628491</text:p>
          </table:table-cell>
          <table:table-cell/>
          <table:table-cell office:value-type="float" office:value="-46948337.9578015" calcext:value-type="float">
            <text:p>-46948337.9578015</text:p>
          </table:table-cell>
          <table:table-cell table:number-columns-repeated="4"/>
        </table:table-row>
        <table:table-row table:style-name="ro1">
          <table:table-cell office:value-type="float" office:value="2.77464558251694E+015" calcext:value-type="float">
            <text:p>2774645582516940</text:p>
          </table:table-cell>
          <table:table-cell/>
          <table:table-cell office:value-type="float" office:value="1.42820983757034E+017" calcext:value-type="float">
            <text:p>142820983757034000</text:p>
          </table:table-cell>
          <table:table-cell table:number-columns-repeated="4"/>
        </table:table-row>
        <table:table-row table:style-name="ro1">
          <table:table-cell office:value-type="float" office:value="-9.5891926878488E+024" calcext:value-type="float">
            <text:p>-9589192687848800000000000</text:p>
          </table:table-cell>
          <table:table-cell/>
          <table:table-cell office:value-type="float" office:value="-4.93590305765139E+026" calcext:value-type="float">
            <text:p>-493590305765139000000000000</text:p>
          </table:table-cell>
          <table:table-cell table:number-columns-repeated="4"/>
        </table:table-row>
        <table:table-row table:style-name="ro1">
          <table:table-cell office:value-type="float" office:value="3.56800546417493E+034" calcext:value-type="float">
            <text:p>35680054641749300000000000000000000</text:p>
          </table:table-cell>
          <table:table-cell/>
          <table:table-cell office:value-type="float" office:value="1.83658116312235E+036" calcext:value-type="float">
            <text:p>1836581163122350000000000000000000000</text:p>
          </table:table-cell>
          <table:table-cell table:number-columns-repeated="4"/>
        </table:table-row>
        <table:table-row table:style-name="ro1">
          <table:table-cell office:value-type="float" office:value="-1.39392577473539E+044" calcext:value-type="float">
            <text:p>-139392577473539000000000000000000000000000000</text:p>
          </table:table-cell>
          <table:table-cell/>
          <table:table-cell office:value-type="float" office:value="-7.17503936249917E+045" calcext:value-type="float">
            <text:p>-717503936249917000000000000000000000000000000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2</text:p>
          </table:table-cell>
          <table:table-cell/>
          <table:table-cell table:style-name="Default" office:value-type="string" calcext:value-type="string">
            <text:p>W37_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109422930033366" calcext:value-type="float">
            <text:p>0.0001094229</text:p>
          </table:table-cell>
          <table:table-cell/>
          <table:table-cell office:value-type="float" office:value="0.00000212270874934312" calcext:value-type="float">
            <text:p>2.12270874934312E-006</text:p>
          </table:table-cell>
          <table:table-cell table:number-columns-repeated="4"/>
        </table:table-row>
        <table:table-row table:style-name="ro1">
          <table:table-cell office:value-type="float" office:value="0.00049359311915659" calcext:value-type="float">
            <text:p>0.0004935931</text:p>
          </table:table-cell>
          <table:table-cell/>
          <table:table-cell office:value-type="float" office:value="0.0000212460930862937" calcext:value-type="float">
            <text:p>2.12460930862937E-005</text:p>
          </table:table-cell>
          <table:table-cell table:number-columns-repeated="4"/>
        </table:table-row>
        <table:table-row table:style-name="ro1">
          <table:table-cell office:value-type="float" office:value="-0.000282406130390787" calcext:value-type="float">
            <text:p>-0.0002824061</text:p>
          </table:table-cell>
          <table:table-cell/>
          <table:table-cell office:value-type="float" office:value="29.0344712871974" calcext:value-type="float">
            <text:p>29.0344712872</text:p>
          </table:table-cell>
          <table:table-cell table:number-columns-repeated="4"/>
        </table:table-row>
        <table:table-row table:style-name="ro1">
          <table:table-cell office:value-type="float" office:value="1223.0226154841" calcext:value-type="float">
            <text:p>1223.0226154841</text:p>
          </table:table-cell>
          <table:table-cell/>
          <table:table-cell office:value-type="float" office:value="-64429849965.6444" calcext:value-type="float">
            <text:p>-64429849965.6444</text:p>
          </table:table-cell>
          <table:table-cell table:number-columns-repeated="4"/>
        </table:table-row>
        <table:table-row table:style-name="ro1">
          <table:table-cell office:value-type="float" office:value="-3720311042187.32" calcext:value-type="float">
            <text:p>-3720311042187.32</text:p>
          </table:table-cell>
          <table:table-cell/>
          <table:table-cell office:value-type="float" office:value="1.96001193179902E+020" calcext:value-type="float">
            <text:p>196001193179902000000</text:p>
          </table:table-cell>
          <table:table-cell table:number-columns-repeated="4"/>
        </table:table-row>
        <table:table-row table:style-name="ro1">
          <table:table-cell office:value-type="float" office:value="1.28571582205105E+022" calcext:value-type="float">
            <text:p>12857158220510500000000</text:p>
          </table:table-cell>
          <table:table-cell/>
          <table:table-cell office:value-type="float" office:value="-6.77381363528197E+029" calcext:value-type="float">
            <text:p>-677381363528197000000000000000</text:p>
          </table:table-cell>
          <table:table-cell table:number-columns-repeated="4"/>
        </table:table-row>
        <table:table-row table:style-name="ro1">
          <table:table-cell office:value-type="float" office:value="-4.78392336860745E+031" calcext:value-type="float">
            <text:p>-47839233686074500000000000000000</text:p>
          </table:table-cell>
          <table:table-cell/>
          <table:table-cell office:value-type="float" office:value="2.52044200670302E+039" calcext:value-type="float">
            <text:p>2520442006703020000000000000000000000000</text:p>
          </table:table-cell>
          <table:table-cell table:number-columns-repeated="4"/>
        </table:table-row>
        <table:table-row table:style-name="ro1">
          <table:table-cell office:value-type="float" office:value="1.86894134043641E+041" calcext:value-type="float">
            <text:p>186894134043641000000000000000000000000000</text:p>
          </table:table-cell>
          <table:table-cell/>
          <table:table-cell office:value-type="float" office:value="-9.84670318432978E+048" calcext:value-type="float">
            <text:p>-984670318432978000000000000000000000000000000000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3</text:p>
          </table:table-cell>
          <table:table-cell/>
          <table:table-cell table:style-name="Default" office:value-type="string" calcext:value-type="string">
            <text:p>W37_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0000218687336708545" calcext:value-type="float">
            <text:p>2.18687336708545E-005</text:p>
          </table:table-cell>
          <table:table-cell/>
          <table:table-cell office:value-type="float" office:value="0.0579419532352003" calcext:value-type="float">
            <text:p>0.0579419532</text:p>
          </table:table-cell>
          <table:table-cell table:number-columns-repeated="4"/>
        </table:table-row>
        <table:table-row table:style-name="ro1">
          <table:table-cell office:value-type="float" office:value="0.000218845860088653" calcext:value-type="float">
            <text:p>0.0002188459</text:p>
          </table:table-cell>
          <table:table-cell/>
          <table:table-cell office:value-type="float" office:value="0.000218527025097809" calcext:value-type="float">
            <text:p>0.000218527</text:p>
          </table:table-cell>
          <table:table-cell table:number-columns-repeated="4"/>
        </table:table-row>
        <table:table-row table:style-name="ro1">
          <table:table-cell office:value-type="float" office:value="0.000493593119425938" calcext:value-type="float">
            <text:p>0.0004935931</text:p>
          </table:table-cell>
          <table:table-cell/>
          <table:table-cell office:value-type="float" office:value="0.000547105874455855" calcext:value-type="float">
            <text:p>0.0005471059</text:p>
          </table:table-cell>
          <table:table-cell table:number-columns-repeated="4"/>
        </table:table-row>
        <table:table-row table:style-name="ro1">
          <table:table-cell office:value-type="float" office:value="-0.000279522701815545" calcext:value-type="float">
            <text:p>-0.0002795227</text:p>
          </table:table-cell>
          <table:table-cell/>
          <table:table-cell office:value-type="float" office:value="996.337818881916" calcext:value-type="float">
            <text:p>996.3378188819</text:p>
          </table:table-cell>
          <table:table-cell table:number-columns-repeated="4"/>
        </table:table-row>
        <table:table-row table:style-name="ro1">
          <table:table-cell office:value-type="float" office:value="611.510986578013" calcext:value-type="float">
            <text:p>611.510986578</text:p>
          </table:table-cell>
          <table:table-cell/>
          <table:table-cell office:value-type="float" office:value="-1658218947439.04" calcext:value-type="float">
            <text:p>-1658218947439.04</text:p>
          </table:table-cell>
          <table:table-cell table:number-columns-repeated="4"/>
        </table:table-row>
        <table:table-row table:style-name="ro1">
          <table:table-cell office:value-type="float" office:value="-1488123960038.31" calcext:value-type="float">
            <text:p>-1488123960038.31</text:p>
          </table:table-cell>
          <table:table-cell/>
          <table:table-cell office:value-type="float" office:value="4.03555671449469E+021" calcext:value-type="float">
            <text:p>4035556714494690000000</text:p>
          </table:table-cell>
          <table:table-cell table:number-columns-repeated="4"/>
        </table:table-row>
        <table:table-row table:style-name="ro1">
          <table:table-cell office:value-type="float" office:value="4.28571848047281E+021" calcext:value-type="float">
            <text:p>4285718480472810000000</text:p>
          </table:table-cell>
          <table:table-cell/>
          <table:table-cell office:value-type="float" office:value="-1.1622424609479E+031" calcext:value-type="float">
            <text:p>-11622424609479000000000000000000</text:p>
          </table:table-cell>
          <table:table-cell table:number-columns-repeated="4"/>
        </table:table-row>
        <table:table-row table:style-name="ro1">
          <table:table-cell office:value-type="float" office:value="-1.3668350195245E+031" calcext:value-type="float">
            <text:p>-13668350195245000000000000000000</text:p>
          </table:table-cell>
          <table:table-cell/>
          <table:table-cell office:value-type="float" office:value="3.70675099894447E+040" calcext:value-type="float">
            <text:p>3706750998944470000000000000000000000000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23_4</text:p>
          </table:table-cell>
          <table:table-cell/>
          <table:table-cell table:style-name="Default" office:value-type="string" calcext:value-type="string">
            <text:p>W37_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0.00000000200971508715471" calcext:value-type="float">
            <text:p>-0.000000002</text:p>
          </table:table-cell>
          <table:table-cell/>
          <table:table-cell office:value-type="float" office:value="0.097170905683518" calcext:value-type="float">
            <text:p>0.097170905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.50181425825587" calcext:value-type="float">
            <text:p>2.5018142583</text:p>
          </table:table-cell>
          <table:table-cell/>
          <table:table-cell office:value-type="float" office:value="0.000154964758984724" calcext:value-type="float">
            <text:p>0.0001549648</text:p>
          </table:table-cell>
          <table:table-cell table:number-columns-repeated="4"/>
        </table:table-row>
        <table:table-row table:style-name="ro1">
          <table:table-cell office:value-type="float" office:value="0.685727071372484" calcext:value-type="float">
            <text:p>0.6857270714</text:p>
          </table:table-cell>
          <table:table-cell/>
          <table:table-cell office:value-type="float" office:value="-500.731150233132" calcext:value-type="float">
            <text:p>-500.7311502331</text:p>
          </table:table-cell>
          <table:table-cell table:number-columns-repeated="4"/>
        </table:table-row>
        <table:table-row table:style-name="ro1">
          <table:table-cell office:value-type="float" office:value="-41763245845.6492" calcext:value-type="float">
            <text:p>-41763245845.6492</text:p>
          </table:table-cell>
          <table:table-cell/>
          <table:table-cell office:value-type="float" office:value="1111162084399.11" calcext:value-type="float">
            <text:p>1111162084399.11</text:p>
          </table:table-cell>
          <table:table-cell table:number-columns-repeated="4"/>
        </table:table-row>
        <table:table-row table:style-name="ro1">
          <table:table-cell office:value-type="float" office:value="1.27047406791629E+020" calcext:value-type="float">
            <text:p>127047406791629000000</text:p>
          </table:table-cell>
          <table:table-cell/>
          <table:table-cell office:value-type="float" office:value="-3.38025146028857E+021" calcext:value-type="float">
            <text:p>-3380251460288570000000</text:p>
          </table:table-cell>
          <table:table-cell table:number-columns-repeated="4"/>
        </table:table-row>
        <table:table-row table:style-name="ro1">
          <table:table-cell office:value-type="float" office:value="-4.39076629602482E+029" calcext:value-type="float">
            <text:p>-439076629602482000000000000000</text:p>
          </table:table-cell>
          <table:table-cell/>
          <table:table-cell office:value-type="float" office:value="1.1682170431559E+031" calcext:value-type="float">
            <text:p>11682170431559000000000000000000</text:p>
          </table:table-cell>
          <table:table-cell table:number-columns-repeated="4"/>
        </table:table-row>
        <table:table-row table:style-name="ro1">
          <table:table-cell office:value-type="float" office:value="1.63374315629175E+039" calcext:value-type="float">
            <text:p>1633743156291750000000000000000000000000</text:p>
          </table:table-cell>
          <table:table-cell/>
          <table:table-cell office:value-type="float" office:value="-4.34677342372195E+040" calcext:value-type="float">
            <text:p>-43467734237219500000000000000000000000000</text:p>
          </table:table-cell>
          <table:table-cell table:number-columns-repeated="4"/>
        </table:table-row>
        <table:table-row table:style-name="ro1">
          <table:table-cell office:value-type="float" office:value="-6.38260422692627E+048" calcext:value-type="float">
            <text:p>-6382604226926270000000000000000000000000000000000</text:p>
          </table:table-cell>
          <table:table-cell/>
          <table:table-cell office:value-type="float" office:value="1.69816990832772E+050" calcext:value-type="float">
            <text:p>16981699083277200000000000000000000000000000000000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end state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-5.5195201430975E+026" calcext:value-type="float">
            <text:p>-551952014309750000000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2.46432896907168E+034" calcext:value-type="float">
            <text:p>24643289690716800000000000000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1.50943187927753E+037" calcext:value-type="float">
            <text:p>15094318792775300000000000000000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-6.73923902800596E+044" calcext:value-type="float">
            <text:p>-673923902800596000000000000000000000000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226.342118572272" calcext:value-type="float">
            <text:p>226.3421185723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35:12.34655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6T16:39:43.015236233</meta:creation-date>
    <meta:generator>LibreOffice/4.3.7.2$Linux_X86_64 LibreOffice_project/430$Build-2</meta:generator>
    <dc:date>2016-06-06T17:45:56.300852105</dc:date>
    <dc:creator>Stacha Petrovic</dc:creator>
    <meta:editing-duration>PT18M37S</meta:editing-duration>
    <meta:editing-cycles>10</meta:editing-cycles>
    <meta:document-statistic meta:table-count="1" meta:cell-count="94" meta:object-count="0"/>
    <meta:user-defined meta:name="qrichtext">1</meta:user-defined>
  </office:meta>
</office:document-meta>
</file>